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8000001E64D350138CCC6F5D6.jpg" manifest:media-type="image/jpeg"/>
  <manifest:file-entry manifest:full-path="Pictures/1000000000000288000001E6C1D0BB7AB883AEA4.jpg" manifest:media-type="image/jpeg"/>
  <manifest:file-entry manifest:full-path="Pictures/1000000000000288000001E6D181C156F7638ED3.jpg" manifest:media-type="image/jpeg"/>
  <manifest:file-entry manifest:full-path="Pictures/1000000000000288000001E66010722741980024.jpg" manifest:media-type="image/jpeg"/>
  <manifest:file-entry manifest:full-path="Pictures/1000000000000288000001E6209403907B4567DF.jpg" manifest:media-type="image/jpeg"/>
  <manifest:file-entry manifest:full-path="Pictures/10000000000001E6000002880EC37588AAE9CA38.jpg" manifest:media-type="image/jpeg"/>
  <manifest:file-entry manifest:full-path="Pictures/10000000000001E60000028881D96B47107142C2.jpg" manifest:media-type="image/jpeg"/>
  <manifest:file-entry manifest:full-path="Pictures/1000000000000288000001E6A938DCA033FFA2C1.jpg" manifest:media-type="image/jpeg"/>
  <manifest:file-entry manifest:full-path="Pictures/10000000000001E6000002882FEF82191A932813.jpg" manifest:media-type="image/jpeg"/>
  <manifest:file-entry manifest:full-path="Pictures/1000000000000288000001E6F1BC684D6E2AABBF.jpg" manifest:media-type="image/jpeg"/>
  <manifest:file-entry manifest:full-path="Pictures/1000000000000288000001E62AE6DCE4A51E12A6.jpg" manifest:media-type="image/jpeg"/>
  <manifest:file-entry manifest:full-path="Pictures/1000000000000288000001E64887A304E3B48EC9.jpg" manifest:media-type="image/jpeg"/>
  <manifest:file-entry manifest:full-path="Pictures/1000000000000288000001E6C173F9131423CC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872cm" fo:min-width="1.622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672cm" fo:min-width="1.422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2.804cm" fo:min-width="2.554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2.944cm" fo:min-width="2.694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3333" draw:marker-start-width="0.8cm" draw:marker-end-width="0.8cm" draw:fill="none" draw:fill-color="#729fcf" draw:textarea-horizontal-align="justify" draw:textarea-vertical-align="middle" draw:auto-grow-height="false" fo:min-height="0.964cm" fo:min-width="0.714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3.37cm" fo:min-width="3.12cm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0.681cm" fo:min-width="0.431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3.51cm" fo:min-width="3.26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39cm" fo:min-width="1.14cm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4.218cm" fo:min-width="3.968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7cm" fo:min-width="1.45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927cm" fo:min-width="1.676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814cm" fo:min-width="1.564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954cm" fo:min-width="1.704cm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2.38cm" fo:min-width="2.13cm" fo:padding-top="0.225cm" fo:padding-bottom="0.225cm" fo:padding-left="0.35cm" fo:padding-right="0.35cm"/>
    </style:style>
    <style:style style:name="pr1" style:family="presentation" style:parent-style-name="標準-title">
      <style:graphic-properties fo:min-height="4.845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4.845cm" svg:x="1.4cm" svg:y="3.568cm" presentation:class="title" presentation:user-transformed="true">
          <draw:text-box>
            <text:p>ESXAR <text:line-break/>を<text:line-break/>せいぞうしよう！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A938DCA033FFA2C1.jpg" xlink:type="simple" xlink:show="embed" xlink:actuate="onLoad">
            <text:p/>
          </draw:image>
        </draw:frame>
        <draw:custom-shape draw:style-name="gr3" draw:text-style-name="P3" draw:layer="layout" svg:width="3cm" svg:height="3cm" svg:x="13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4887A304E3B48EC9.jpg" xlink:type="simple" xlink:show="embed" xlink:actuate="onLoad">
            <text:p/>
          </draw:image>
        </draw:frame>
        <draw:custom-shape draw:style-name="gr4" draw:text-style-name="P3" draw:layer="layout" svg:width="3cm" svg:height="3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cm" svg:height="3cm" svg:x="6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cm" svg:height="3cm" svg:x="6.6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6cm" svg:height="4.6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8cm" svg:height="4.8cm" svg:x="12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749cm" svg:height="20.999cm" svg:x="6.294cm" svg:y="0.084cm">
          <draw:image xlink:href="Pictures/10000000000001E60000028881D96B47107142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209403907B4567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8cm" svg:y="2.01cm">
          <draw:image xlink:href="Pictures/1000000000000288000001E6F1BC684D6E2AAB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749cm" svg:height="20.999cm" svg:x="6.293cm" svg:y="0.083cm">
          <draw:image xlink:href="Pictures/10000000000001E6000002880EC37588AAE9CA38.jpg" xlink:type="simple" xlink:show="embed" xlink:actuate="onLoad">
            <text:p/>
          </draw:image>
        </draw:frame>
        <draw:custom-shape draw:style-name="gr6" draw:text-style-name="P3" draw:layer="layout" svg:width="4.8cm" svg:height="4.8cm" svg:x="8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cm" svg:height="2cm" svg:x="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5.4cm" svg:height="5.4cm" svg:x="10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599cm" svg:height="1.599cm" svg:x="11.4cm" svg:y="1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599cm" svg:height="1.599cm" svg:x="9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8cm" svg:y="2.01cm">
          <draw:image xlink:href="Pictures/1000000000000288000001E62AE6DCE4A51E12A6.jpg" xlink:type="simple" xlink:show="embed" xlink:actuate="onLoad">
            <text:p/>
          </draw:image>
        </draw:frame>
        <draw:custom-shape draw:style-name="gr10" draw:text-style-name="P3" draw:layer="layout" svg:width="2.4cm" svg:height="2.4cm" svg:x="10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.6cm" svg:height="5.6cm" svg:x="13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6cm" svg:height="2.6cm" svg:x="13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6.6cm" svg:height="6.6cm" svg:x="5.6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8cm" svg:y="2.01cm">
          <draw:image xlink:href="Pictures/1000000000000288000001E6D181C156F7638E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8cm" svg:y="2.01cm">
          <draw:image xlink:href="Pictures/1000000000000288000001E6C173F9131423CC6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601072274198002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C1D0BB7AB883AEA4.jpg" xlink:type="simple" xlink:show="embed" xlink:actuate="onLoad">
            <text:p/>
          </draw:image>
        </draw:frame>
        <draw:custom-shape draw:style-name="gr14" draw:text-style-name="P3" draw:layer="layout" svg:width="3.04cm" svg:height="3.04cm" svg:x="11.4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3.36cm" svg:height="3.361cm" svg:x="11.8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3.2cm" svg:height="3.2cm" svg:x="13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cm" svg:height="3cm" svg:x="1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3.141cm" svg:y="3.256cm">
          <draw:image xlink:href="Pictures/1000000000000288000001E64D350138CCC6F5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749cm" svg:height="20.999cm" svg:x="6.294cm" svg:y="0.084cm">
          <draw:image xlink:href="Pictures/10000000000001E6000002882FEF82191A932813.jpg" xlink:type="simple" xlink:show="embed" xlink:actuate="onLoad">
            <text:p/>
          </draw:image>
        </draw:frame>
        <draw:custom-shape draw:style-name="gr10" draw:text-style-name="P3" draw:layer="layout" svg:width="2.4cm" svg:height="2.4cm" svg:x="9.8cm" svg:y="1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4cm" svg:height="3.4cm" svg:x="13.6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cm" svg:height="4cm" svg:x="14.4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8:00:24.317492321</meta:creation-date>
    <dc:date>2016-08-12T20:49:50.845185040</dc:date>
    <meta:editing-duration>PT57M4S</meta:editing-duration>
    <meta:editing-cycles>2</meta:editing-cycles>
    <meta:generator>LibreOffice/5.1.4.2$Linux_X86_64 LibreOffice_project/10m0$Build-2</meta:generator>
    <meta:document-statistic meta:object-count="112"/>
  </office:meta>
</office:document-meta>
</file>